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70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7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1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1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21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2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39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7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7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8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8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2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8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0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1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2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4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5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62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7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85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93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9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0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03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0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6:04:04.973850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6-02T13:42:26.078355408</dc:date>
    <meta:editing-duration>P76DT4H9M4S</meta:editing-duration>
    <meta:editing-cycles>1622</meta:editing-cycles>
    <meta:generator>LibreOffice/6.0.7.3$Linux_X86_64 LibreOffice_project/00m0$Build-3</meta:generator>
    <dc:creator>James Petts</dc:creator>
    <meta:document-statistic meta:table-count="3" meta:cell-count="5033" meta:object-count="0"/>
  </office:meta>
</office:document-meta>
</file>